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/>
      <style:text-properties fo:color="#003300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color="#461900"/>
    </style:style>
    <style:style style:name="ce3" style:family="table-cell" style:parent-style-name="Default">
      <style:table-cell-properties fo:background-color="#cc9966"/>
      <style:text-properties fo:color="#461900"/>
    </style:style>
    <style:style style:name="ce4" style:family="table-cell" style:parent-style-name="Default">
      <style:table-cell-properties fo:background-color="#cc9966"/>
      <style:text-properties fo:color="#333300"/>
    </style:style>
    <style:style style:name="ce5" style:family="table-cell" style:parent-style-name="Default">
      <style:table-cell-properties fo:background-color="#cc9900" style:text-align-source="fix" style:repeat-content="false"/>
      <style:paragraph-properties fo:text-align="center" fo:margin-left="0in"/>
      <style:text-properties fo:color="#003300"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461900"/>
    </style:style>
    <style:style style:name="ce7" style:family="table-cell" style:parent-style-name="Default">
      <style:table-cell-properties fo:background-color="#cc9966" style:text-align-source="fix" style:repeat-content="false"/>
      <style:paragraph-properties fo:text-align="center" fo:margin-left="0in"/>
      <style:text-properties fo:color="#461900"/>
    </style:style>
    <style:style style:name="ce8" style:family="table-cell" style:parent-style-name="Default">
      <style:table-cell-properties fo:background-color="#cc9966" style:text-align-source="fix" style:repeat-content="false"/>
      <style:paragraph-properties fo:text-align="center" fo:margin-left="0in"/>
      <style:text-properties fo:color="#3333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ce9"/>
        <table:table-row table:style-name="ro1">
          <table:table-cell table:style-name="ce1" office:value-type="string">
            <text:p>ФИО</text:p>
          </table:table-cell>
          <table:table-cell table:style-name="ce5" office:value-type="string">
            <text:p>Группа</text:p>
          </table:table-cell>
          <table:table-cell table:style-name="ce5" office:value-type="string">
            <text:p>Вариант</text:p>
          </table:table-cell>
        </table:table-row>
        <table:table-row table:style-name="ro1">
          <table:table-cell table:style-name="ce2" office:value-type="string">
            <text:p>Абдукеримов Тимур Руслано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Абрамов Артём Михайло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Антонов Джал Владимиро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Арбузов Фёдор Петро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Афоничев Демид Дмитри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Барышникова Анна Михайловна</text:p>
          </table:table-cell>
          <table:table-cell table:style-name="ce7" office:value-type="string">
            <text:p>БПИ15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Будруев Владислав Андре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Васильева Ирина Вадимовна</text:p>
          </table:table-cell>
          <table:table-cell table:style-name="ce7" office:value-type="string">
            <text:p>БПИ151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Исхакова Ляйсан Ришатовна</text:p>
          </table:table-cell>
          <table:table-cell table:style-name="ce7" office:value-type="string">
            <text:p>БПИ151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Конев Игорь Игор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table:style-name="ce4" office:value-type="string">
            <text:p>Крылова Ольга Андреевна</text:p>
          </table:table-cell>
          <table:table-cell table:style-name="ce8" office:value-type="string">
            <text:p>БПИ151</text:p>
          </table:table-cell>
          <table:table-cell table:style-name="ce8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Куприянов Кирилл Игор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Лобанов Илья Андре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Лубовский Андрей Дмитри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Мариносян Никита Арамо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Морозов Сергей Алексе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Панин Никита Максимо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Роговец Мирон Алексе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Степанов Андрей Никола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Суровцев Максим Алексе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Сысоев Никита Аркадье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Шульгин Михаил Максимович</text:p>
          </table:table-cell>
          <table:table-cell table:style-name="ce6" office:value-type="string">
            <text:p>БПИ151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Абузяров Роман Ренато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Антонов Алексей Алексе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Долгушев Андрей Василь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Драньков Павел Петро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Дычков Илья Никола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Калянов Кирилл Михайло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Козлова Екатерина Алексеевна</text:p>
          </table:table-cell>
          <table:table-cell table:style-name="ce7" office:value-type="string">
            <text:p>БПИ152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Колосова Александра Антоновна</text:p>
          </table:table-cell>
          <table:table-cell table:style-name="ce7" office:value-type="string">
            <text:p>БПИ152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Кравцов Матвей Евгень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Любимов Никита Юрь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Мачнев Алексей Евгень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Нгуен Тхе Вьет –</text:p>
          </table:table-cell>
          <table:table-cell table:style-name="ce6" office:value-type="string">
            <text:p>БПИ152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Нечай Данил Игор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Соловьёв Егор Александро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Суровцев Михаил Олего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Третьякова Каролина Аровна</text:p>
          </table:table-cell>
          <table:table-cell table:style-name="ce7" office:value-type="string">
            <text:p>БПИ152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Цыкалов Фёдор Дмитри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Шадрин Михаил Дмитриевич</text:p>
          </table:table-cell>
          <table:table-cell table:style-name="ce6" office:value-type="string">
            <text:p>БПИ152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Антонов Артур Игоре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Гульков Илья Сергее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Данилин Павел Иван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Добряков Кирилл Михайл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Захаров Сергей Леонид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Кибисов Владислав Владимир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Куделькин Константин Аднрее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Кулагин Александр Юрье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Кухарь Елена Александровна</text:p>
          </table:table-cell>
          <table:table-cell table:style-name="ce7" office:value-type="string">
            <text:p>БПИ15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Лукин Артур Алексее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Лукин Илья Владимир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Морозов Андрей Владимир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Мосейко Кирилл Алексее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Осипович Дмитрий Игоре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Рахматуллин Айрат Фанис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Рылина Виктория Олеговна</text:p>
          </table:table-cell>
          <table:table-cell table:style-name="ce7" office:value-type="string">
            <text:p>БПИ153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Савина Мария Павловна</text:p>
          </table:table-cell>
          <table:table-cell table:style-name="ce7" office:value-type="string">
            <text:p>БПИ15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Сенюкович Анастасия Александровна</text:p>
          </table:table-cell>
          <table:table-cell table:style-name="ce7" office:value-type="string">
            <text:p>БПИ153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Ткаченко Николай Александр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Фрицлер Александр Александрович</text:p>
          </table:table-cell>
          <table:table-cell table:style-name="ce6" office:value-type="string">
            <text:p>БПИ153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Алексеев Антон Дмитрие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Бикбаев Айрат Рашид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Булатов Артур Ринат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Живетьев Вячеслав Максим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Ирхин Фёдор Денис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Исаков Алан Эсен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Истомин Иван Виктор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Кашин Данил Сергее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Корнеева Елизавета Юрьевна</text:p>
          </table:table-cell>
          <table:table-cell table:style-name="ce7" office:value-type="string">
            <text:p>БПИ154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Лядвейкин Леонид Андрее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Нагаев Андрей Олег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Немашкало Максим Алексее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Пампушко Александра Игоревна</text:p>
          </table:table-cell>
          <table:table-cell table:style-name="ce7" office:value-type="string">
            <text:p>БПИ154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Плесовских Александр Игоре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Пономарёв Александр Александр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Протасов Максим Андрее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Ригин Антон Михайл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Савинова Виктория Олеговна</text:p>
          </table:table-cell>
          <table:table-cell table:style-name="ce7" office:value-type="string">
            <text:p>БПИ154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Тидва Владимир Владимир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Фаталиев Эмиль Мазахир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Холухоев Евгений Эльдаро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Чижов Валентин –</text:p>
          </table:table-cell>
          <table:table-cell table:style-name="ce6" office:value-type="string">
            <text:p>БПИ154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Чурин Арсений Сергее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Шишко Евгений Евгеньевич</text:p>
          </table:table-cell>
          <table:table-cell table:style-name="ce6" office:value-type="string">
            <text:p>БПИ154</text:p>
          </table:table-cell>
          <table:table-cell table:style-name="ce6" office:value-type="float" office:value="7">
            <text:p>7</text:p>
          </table:table-cell>
        </table:table-row>
        <table:table-row table:style-name="ro1" table:number-rows-repeated="104849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2/11/2017</text:date>, <text:time>12:58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2:32:18.83</meta:creation-date>
    <dc:date>2017-02-11T12:58:56.14</dc:date>
    <meta:editing-duration>PT9M26S</meta:editing-duration>
    <meta:editing-cycles>2</meta:editing-cycles>
    <meta:generator>OpenOffice/4.1.1$Win32 OpenOffice.org_project/411m6$Build-9775</meta:generator>
    <meta:document-statistic meta:table-count="3" meta:cell-count="255" meta:object-count="0"/>
  </office:meta>
</office:document-meta>
</file>